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fo:border="0.74pt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eeeeee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6.023cm" svg:height="8.996cm" svg:x="10.047cm" svg:y="1.667cm">
            <draw:object draw:notify-on-update-of-ranges="DATA.A2:DATA.A2 DATA.A3:DATA.A12 DATA.B3:DATA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Temperatura (°C)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8192" calcext:value-type="float">
            <text:p>8192</text:p>
          </table:table-cell>
          <table:table-cell table:number-columns-repeated="102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1T20:43:37.329741502</dc:date>
    <meta:editing-duration>PT7M36S</meta:editing-duration>
    <meta:editing-cycles>7</meta:editing-cycles>
    <meta:generator>LibreOffice/7.3.2.2$Linux_X86_64 LibreOffice_project/3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8.997cm" xlink:href=".." xlink:type="simple" chart:class="chart:scatter" chart:style-name="ch1">
        <chart:title svg:x="5.614cm" svg:y="0.315cm" chart:style-name="ch2">
          <text:p>Datalogger con Arduino</text:p>
        </chart:title>
        <chart:legend chart:legend-position="end" svg:x="13.278cm" svg:y="4.199cm" style:legend-expansion="high" chart:style-name="ch3"/>
        <chart:plot-area chart:style-name="ch4" table:cell-range-address="DATA.A2:DATA.A12 DATA.B3:DATA.B12" chart:data-source-has-labels="row" svg:x="1.331cm" svg:y="1.273cm" svg:width="11.627cm" svg:height="6.564cm">
          <chart:coordinate-region svg:x="2.508cm" svg:y="1.472cm" svg:width="10.263cm" svg:height="5.718cm"/>
          <chart:axis chart:dimension="x" chart:name="primary-x" chart:style-name="ch5">
            <chart:title svg:x="5.989cm" svg:y="8.016cm" chart:style-name="ch6">
              <text:p>Tiempo (horas)</text:p>
            </chart:title>
          </chart:axis>
          <chart:axis chart:dimension="y" chart:name="primary-y" chart:style-name="ch5">
            <chart:title svg:x="0.451cm" svg:y="5.869cm" chart:style-name="ch7">
              <text:p>Temperatura (°C)</text:p>
            </chart:title>
            <chart:grid chart:style-name="ch8" chart:class="major"/>
          </chart:axis>
          <chart:series chart:style-name="ch9" chart:values-cell-range-address="DATA.B3:DATA.B12" loext:label-string="sensor_1" chart:class="chart:scatter">
            <chart:domain table:cell-range-address="DATA.A3:DATA.A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ensor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DATA.A3:DATA.A12</svg:desc>
                </draw:g>
              </table:table-cell>
              <table:table-cell office:value-type="float" office:value="32">
                <text:p>32</text:p>
                <draw:g>
                  <svg:desc>DATA.B3:DATA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6384">
                <text:p>16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